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dash" draw:stroke-dash="Fine_20_Dashed" svg:stroke-width="0.053cm" svg:stroke-color="#000000" draw:marker-start-width="0.279cm" draw:marker-end-width="0.279cm" draw:fill-color="#eeeeee" draw:textarea-horizontal-align="justify" draw:textarea-vertical-align="middle" draw:auto-grow-height="false" fo:min-height="3.924cm" fo:min-width="3.92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Default_5f_1">
      <style:graphic-properties draw:stroke="none" svg:stroke-width="0.035cm" draw:stroke-linejoin="miter" draw:fill="solid" draw:fill-color="#ffffff" draw:opacity="0%"/>
    </style:style>
    <style:style style:name="gr4" style:family="graphic" style:parent-style-name="Default_5f_1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711cm" fo:min-width="0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Circle_20_unfilled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Default_5f_1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984cm" fo:min-width="3.358cm" fo:padding-top="0.151cm" fo:padding-bottom="0.151cm" fo:padding-left="0.276cm" fo:padding-right="0.276cm"/>
    </style:style>
    <style:style style:name="gr12" style:family="graphic" style:parent-style-name="Default_5f_1">
      <style:graphic-properties draw:stroke="none" draw:fill="none" fo:min-height="3.608cm"/>
    </style:style>
    <style:style style:name="gr13" style:family="graphic" style:parent-style-name="Default_5f_1">
      <style:graphic-properties svg:stroke-color="#000000" draw:fill-color="#dddddd" draw:textarea-horizontal-align="justify" draw:textarea-vertical-align="middle" draw:auto-grow-height="false" fo:min-height="0.343cm" fo:min-width="0.644cm"/>
    </style:style>
    <style:style style:name="gr14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16" style:family="graphic" style:parent-style-name="Default_5f_1">
      <style:graphic-properties draw:stroke="none" svg:stroke-width="0.035cm" draw:stroke-linejoin="miter" draw:fill="solid" draw:fill-color="#ffffff"/>
    </style:style>
    <style:style style:name="gr17" style:family="graphic">
      <style:graphic-properties style:protect="size"/>
    </style:style>
    <style:style style:name="gr18" style:family="graphic" style:parent-style-name="Default_5f_1">
      <style:graphic-properties draw:stroke="dash" draw:stroke-dash="Fine_20_Dashed" svg:stroke-width="0.053cm" svg:stroke-color="#000000" draw:marker-start-width="0.279cm" draw:marker-end-width="0.279cm" draw:fill-color="#eeeeee" draw:textarea-horizontal-align="justify" draw:textarea-vertical-align="middle" draw:auto-grow-height="false" fo:min-height="2.238cm" fo:min-width="2.625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2" style:family="graphic" style:parent-style-name="standard">
      <style:graphic-properties draw:stroke="none" svg:stroke-width="0.044cm" draw:stroke-linejoin="miter" draw:fill="solid" draw:fill-color="#000000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24" style:family="graphic" style:parent-style-name="objectwithoutfill">
      <style:graphic-properties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5" style:family="graphic" style:parent-style-name="Default_5f_1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646cm" fo:min-width="1.242cm" fo:padding-top="0.139cm" fo:padding-bottom="0.139cm" fo:padding-left="0.264cm" fo:padding-right="0.264cm"/>
    </style:style>
    <style:style style:name="gr26" style:family="graphic" style:parent-style-name="Default_5f_1">
      <style:graphic-properties draw:stroke="none" draw:fill="none" fo:min-height="0.512cm"/>
    </style:style>
    <style:style style:name="gr27" style:family="graphic" style:parent-style-name="Default_5f_1">
      <style:graphic-properties svg:stroke-color="#000000" draw:fill-color="#dddddd" draw:textarea-horizontal-align="justify" draw:textarea-vertical-align="middle" draw:auto-grow-height="false" fo:min-height="0.213cm" fo:min-width="0.394cm"/>
    </style:style>
    <style:style style:name="gr28" style:family="graphic" style:parent-style-name="objectwithoutfill">
      <style:graphic-properties svg:stroke-width="0.028cm" draw:marker-start-width="0.242cm" draw:marker-end="Circle_20_unfilled" draw:marker-end-width="0.342cm" draw:fill="none" draw:textarea-vertical-align="middle" fo:padding-top="0.139cm" fo:padding-bottom="0.139cm" fo:padding-left="0.264cm" fo:padding-right="0.264cm"/>
    </style:style>
    <style:style style:name="pr1" style:family="presentation" style:parent-style-name="Default_5f_-notes">
      <style:graphic-properties draw:fill-color="#ffffff" fo:min-height="12.57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 draw:fill-color="#ffffff"/>
      <style:text-properties style:font-name="TeX Gyre Bonum Math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end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style:font-name="TeX Gyre Bonum Math" fo:font-size="10pt" style:font-size-asian="10pt" style:font-size-complex="10pt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P15" style:family="paragraph">
      <loext:graphic-properties draw:fill-color="#ffffff"/>
    </style:style>
    <style:style style:name="T1" style:family="text">
      <style:text-properties style:font-name="TeX Gyre Bonum Math"/>
    </style:style>
    <style:style style:name="T2" style:family="text">
      <style:text-properties style:font-name="TeX Gyre Bonum Math" fo:font-size="24pt" style:font-size-asian="24pt" style:font-size-complex="24pt"/>
    </style:style>
    <style:style style:name="T3" style:family="text">
      <style:text-properties style:font-name="TeX Gyre Bonum Math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draw:custom-shape draw:style-name="gr1" draw:text-style-name="P1" draw:layer="layout" svg:width="4.48cm" svg:height="4.226cm" svg:x="15.391cm" svg:y="2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162cm" svg:y1="1.94cm" svg:x2="2.702cm" svg:y2="1.94cm">
          <text:p/>
        </draw:line>
        <draw:g>
          <svg:title>TexMaths</svg:title>
          <svg:desc>28§display§$I_{X},~V_{X}$§svg§600§TRUE§</svg:desc>
          <draw:polygon draw:style-name="gr3" draw:text-style-name="P3" draw:layer="layout" svg:width="3.138cm" svg:height="0.861cm" svg:x="7.436cm" svg:y="0.731cm" svg:viewBox="0 0 3139 862" draw:points="1568,862 0,862 0,0 3139,0 3139,862">
            <text:p/>
          </draw:polygon>
          <draw:path draw:style-name="gr4" draw:text-style-name="P4" draw:layer="layout" svg:width="0.301cm" svg:height="0.674cm" svg:x="7.464cm" svg:y="0.728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4" draw:text-style-name="P4" draw:layer="layout" svg:width="0.609cm" svg:height="0.472cm" svg:x="7.825cm" svg:y="1.0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19 26-36l140-137 84 165c2 5 2 8 2 8 0 3-11 14-36 17-6 0-14 0-14 17 0 0 0 8 11 8 14 0 31-3 48-3 14 0 31 0 45 0 11 0 28 0 39 0 11 3 28 3 39 3 3 0 14 0 14-14 0-11-8-11-20-11-42 0-44-9-50-20z">
            <text:p/>
          </draw:path>
          <draw:path draw:style-name="gr4" draw:text-style-name="P4" draw:layer="layout" svg:width="0.117cm" svg:height="0.296cm" svg:x="8.623cm" svg:y="1.29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4" draw:layer="layout" svg:width="0.705cm" svg:height="0.696cm" svg:x="9.357cm" svg:y="0.72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" draw:text-style-name="P4" draw:layer="layout" svg:width="0.609cm" svg:height="0.472cm" svg:x="9.909cm" svg:y="1.0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19 26-36l140-137 84 165c2 5 2 8 2 8 0 3-11 14-36 17-6 0-14 0-14 17 0 0 0 8 11 8 14 0 31-3 48-3 14 0 31 0 45 0 11 0 28 0 39 0 14 3 28 3 39 3 3 0 14 0 14-14 0-11-8-11-20-11-42 0-44-9-50-20z">
            <text:p/>
          </draw:path>
        </draw:g>
        <draw:line draw:style-name="gr5" draw:text-style-name="P2" draw:layer="layout" svg:x1="17.577cm" svg:y1="6.518cm" svg:x2="17.577cm" svg:y2="8.59cm">
          <text:p/>
        </draw:line>
        <draw:line draw:style-name="gr6" draw:text-style-name="P2" draw:layer="layout" svg:x1="18.099cm" svg:y1="3.596cm" svg:x2="19.623cm" svg:y2="3.596cm">
          <text:p/>
        </draw:line>
        <draw:line draw:style-name="gr6" draw:text-style-name="P2" draw:layer="layout" svg:x1="18.099cm" svg:y1="4.096cm" svg:x2="19.623cm" svg:y2="4.096cm">
          <text:p/>
        </draw:line>
        <draw:g>
          <svg:title>TexMaths</svg:title>
          <svg:desc>28§display§$C_{\text{s}}$§svg§600§TRUE§</svg:desc>
          <draw:polygon draw:style-name="gr3" draw:text-style-name="P3" draw:layer="layout" svg:width="1.021cm" svg:height="0.819cm" svg:x="17.577cm" svg:y="4.324cm" svg:viewBox="0 0 1022 820" draw:points="510,820 0,820 0,0 1022,0 1022,820">
            <text:p/>
          </draw:polygon>
          <draw:path draw:style-name="gr4" draw:text-style-name="P4" draw:layer="layout" svg:width="0.601cm" svg:height="0.718cm" svg:x="17.633cm" svg:y="4.299cm" svg:viewBox="0 0 602 719" svg:d="M0 358c0 205 160 361 344 361 160 0 258-140 258-252 0-11 0-16-14-16-8 0-8 5-11 14-9 142-112 224-221 224-59 0-255-34-255-331 0-294 193-327 255-327 106 0 196 89 215 235 0 11 0 17 14 17 17 0 17-6 17-25v-236c0-16 0-22-11-22-3 0-9 0-14 11l-51 73c-36-34-86-84-182-84-184 0-344 157-344 358z">
            <text:p/>
          </draw:path>
          <draw:path draw:style-name="gr4" draw:text-style-name="P4" draw:layer="layout" svg:width="0.251cm" svg:height="0.315cm" svg:x="18.316cm" svg:y="4.834cm" svg:viewBox="0 0 252 316" svg:d="M232 17c0-11 0-17-8-17-6 0-6 0-14 8-3 0-8 6-14 12-20-17-48-20-73-20-101 0-123 53-123 87 0 22 8 39 25 53 28 25 53 28 98 36 34 6 90 17 90 62 0 28-17 59-84 59s-93-42-104-90c-3-11-3-11-14-11s-11 3-11 17v87c0 11 0 16 8 16 9 0 20-14 34-28 31 28 70 28 87 28 89 0 123-47 123-98 0-25-11-47-31-64-25-22-59-28-81-34-56-8-101-16-101-53 0-22 17-50 84-50 81 0 84 56 87 75 0 9 8 9 11 9 11 0 11-6 11-17z">
            <text:p/>
          </draw:path>
        </draw:g>
        <draw:line draw:style-name="gr7" draw:text-style-name="P2" draw:layer="layout" svg:x1="6.628cm" svg:y1="1.981cm" svg:x2="10.438cm" svg:y2="1.94cm">
          <text:p/>
        </draw:line>
        <draw:g>
          <svg:title>TexMaths</svg:title>
          <svg:desc>28§display§$u_{X}$§svg§600§TRUE§</svg:desc>
          <draw:polygon draw:style-name="gr3" draw:text-style-name="P3" draw:layer="layout" svg:width="1.242cm" svg:height="0.57cm" svg:x="0.443cm" svg:y="1.115cm" svg:viewBox="0 0 1243 571" draw:points="622,571 0,571 0,0 1243,0 1243,571">
            <text:p/>
          </draw:polygon>
          <draw:path draw:style-name="gr4" draw:text-style-name="P4" draw:layer="layout" svg:width="0.497cm" svg:height="0.447cm" svg:x="0.474cm" svg:y="1.1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4" draw:text-style-name="P4" draw:layer="layout" svg:width="0.609cm" svg:height="0.472cm" svg:x="1.023cm" svg:y="1.213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</draw:g>
        <draw:frame draw:style-name="gr8" draw:text-style-name="P5" draw:layer="layout" svg:width="2.204cm" svg:height="2.961cm" svg:x="18.599cm" svg:y="4.567cm">
          <draw:text-box>
            <text:p><text:span text:style-name="T1">Stage</text:span></text:p>
          </draw:text-box>
        </draw:frame>
        <draw:g>
          <draw:line draw:style-name="gr9" draw:text-style-name="P2" draw:layer="layout" svg:x1="8.56cm" svg:y1="4.226cm" svg:x2="9.068cm" svg:y2="3.718cm">
            <text:p/>
          </draw:line>
          <draw:line draw:style-name="gr9" draw:text-style-name="P2" draw:layer="layout" svg:x1="9.068cm" svg:y1="3.718cm" svg:x2="9.576cm" svg:y2="4.226cm">
            <text:p/>
          </draw:line>
          <draw:line draw:style-name="gr9" draw:text-style-name="P2" draw:layer="layout" svg:x1="9.576cm" svg:y1="4.226cm" svg:x2="10.084cm" svg:y2="3.718cm">
            <text:p/>
          </draw:line>
          <draw:line draw:style-name="gr9" draw:text-style-name="P2" draw:layer="layout" svg:x1="10.084cm" svg:y1="3.718cm" svg:x2="10.592cm" svg:y2="4.226cm">
            <text:p/>
          </draw:line>
          <draw:line draw:style-name="gr9" draw:text-style-name="P2" draw:layer="layout" svg:x1="10.592cm" svg:y1="4.226cm" svg:x2="11.1cm" svg:y2="3.718cm">
            <text:p/>
          </draw:line>
          <draw:line draw:style-name="gr9" draw:text-style-name="P2" draw:layer="layout" svg:x1="11.1cm" svg:y1="3.718cm" svg:x2="11.608cm" svg:y2="4.226cm">
            <text:p/>
          </draw:line>
        </draw:g>
        <draw:g>
          <draw:line draw:style-name="gr9" draw:text-style-name="P2" draw:layer="layout" svg:x1="12.47cm" svg:y1="4.226cm" svg:x2="12.978cm" svg:y2="4.734cm">
            <text:p/>
          </draw:line>
          <draw:line draw:style-name="gr9" draw:text-style-name="P2" draw:layer="layout" svg:x1="12.978cm" svg:y1="4.734cm" svg:x2="12.47cm" svg:y2="5.242cm">
            <text:p/>
          </draw:line>
          <draw:line draw:style-name="gr9" draw:text-style-name="P2" draw:layer="layout" svg:x1="12.47cm" svg:y1="5.242cm" svg:x2="12.978cm" svg:y2="5.75cm">
            <text:p/>
          </draw:line>
          <draw:line draw:style-name="gr9" draw:text-style-name="P2" draw:layer="layout" svg:x1="12.978cm" svg:y1="5.75cm" svg:x2="12.47cm" svg:y2="6.258cm">
            <text:p/>
          </draw:line>
          <draw:line draw:style-name="gr9" draw:text-style-name="P2" draw:layer="layout" svg:x1="12.47cm" svg:y1="6.258cm" svg:x2="12.978cm" svg:y2="6.766cm">
            <text:p/>
          </draw:line>
          <draw:line draw:style-name="gr9" draw:text-style-name="P2" draw:layer="layout" svg:x1="12.978cm" svg:y1="6.766cm" svg:x2="12.47cm" svg:y2="7.274cm">
            <text:p/>
          </draw:line>
        </draw:g>
        <draw:line draw:style-name="gr10" draw:text-style-name="P2" draw:layer="layout" svg:x1="11.608cm" svg:y1="4.226cm" svg:x2="14.148cm" svg:y2="4.226cm">
          <text:p/>
        </draw:line>
        <draw:line draw:style-name="gr5" draw:text-style-name="P2" draw:layer="layout" svg:x1="12.47cm" svg:y1="7.284cm" svg:x2="12.47cm" svg:y2="11.984cm">
          <text:p/>
        </draw:line>
        <draw:g>
          <svg:title>TexMaths</svg:title>
          <svg:desc>18§display§30\text{M}\Omega§svg§600§TRUE§</svg:desc>
          <draw:polygon draw:style-name="gr3" draw:text-style-name="P3" draw:layer="layout" svg:width="1.666cm" svg:height="0.431cm" svg:x="9.279cm" svg:y="4.296cm" svg:viewBox="0 0 1667 432" draw:points="834,432 0,432 0,0 1667,0 1667,432">
            <text:p/>
          </draw:polygon>
          <draw:path draw:style-name="gr4" draw:text-style-name="P4" draw:layer="layout" svg:width="0.264cm" svg:height="0.437cm" svg:x="9.306cm" svg:y="4.305cm" svg:viewBox="0 0 265 438" svg:d="M158 200c53-18 89-61 89-112 0-52-56-88-117-88-65 0-112 38-112 86 0 22 13 33 32 33 20 0 33-13 33-33 0-30-31-30-40-30 20-33 61-40 85-40 25 0 61 15 61 70 0 9-2 46-18 74-20 31-41 33-58 33-3 0-19 2-23 2-5 0-11 1-11 7 0 7 6 7 16 7h27c53 0 76 43 76 106 0 87-43 105-72 105-27 0-74-11-97-49 23 4 43-11 43-34 0-24-18-36-36-36-16 0-36 9-36 36 0 59 59 101 128 101 79 0 137-58 137-123 0-52-40-102-107-115z">
            <text:p/>
          </draw:path>
          <draw:path draw:style-name="gr4" draw:text-style-name="P4" draw:layer="layout" svg:width="0.267cm" svg:height="0.437cm" svg:x="9.619cm" svg:y="4.305cm" svg:viewBox="0 0 268 438" svg:d="M268 220c0-51-3-101-25-148-29-61-81-72-108-72-40 0-85 16-112 76-19 43-23 93-23 144 0 48 2 104 29 153 27 52 74 65 104 65 34 0 83-15 112-74 20-43 23-94 23-144zM133 423c-23 0-61-16-74-77-7-38-7-96-7-133 0-42 0-83 6-118 12-75 59-81 75-81 22 0 63 11 76 74 7 36 7 85 7 125 0 46 0 90-7 131-11 60-47 79-76 79z">
            <text:p/>
          </draw:path>
          <draw:path draw:style-name="gr4" draw:text-style-name="P4" draw:layer="layout" svg:width="0.534cm" svg:height="0.433cm" svg:x="9.932cm" svg:y="4.294cm" svg:viewBox="0 0 535 434" svg:d="M130 14c-6-14-8-14-22-14h-108v20h14c51 0 51 7 51 30v318c0 18 0 46-65 46v20c22 0 54-2 74-2 21 0 52 2 75 2v-20c-66 0-66-28-66-46v-343h2l153 395c1 9 5 14 12 14 6 0 9-5 11-12l157-402v366c0 21-2 28-51 28h-14v20c23-2 66-2 92-2 23 0 66 0 90 2v-20h-17c-48 0-48-7-48-28v-336c0-23 0-30 48-30h17v-20h-108c-17 0-17 0-20 13l-141 356z">
            <text:p/>
          </draw:path>
          <draw:path draw:style-name="gr4" draw:text-style-name="P4" draw:layer="layout" svg:width="0.4cm" svg:height="0.448cm" svg:x="10.518cm" svg:y="4.28cm" svg:viewBox="0 0 401 449" svg:d="M401 346h-14c-4 16-7 31-13 45-1 11-5 16-41 16h-50c7-36 27-67 55-108 31-45 56-90 56-139 0-88-84-160-192-160-110 0-195 72-195 160 0 49 27 94 56 139 29 41 49 72 58 108h-53c-36 0-37-5-41-14-5-15-7-33-11-47h-16l22 103h100c15 0 17 0 17-15 0-43-20-99-35-140-14-36-30-87-30-135 0-101 68-145 128-145 59 0 127 45 127 145 0 48-18 97-36 147-9 27-28 85-28 128 0 15 1 15 16 15h101z">
            <text:p/>
          </draw:path>
        </draw:g>
        <draw:g>
          <svg:title>TexMaths</svg:title>
          <svg:desc>18§display§2.5\text{M}\Omega§svg§600§TRUE§</svg:desc>
          <draw:polygon draw:style-name="gr3" draw:text-style-name="P3" draw:layer="layout" svg:width="1.84cm" svg:height="0.431cm" draw:transform="rotate (1.5707963267949) translate (11.8782140077821cm 6.824cm)" svg:viewBox="0 0 1841 432" draw:points="921,432 0,432 0,0 1841,0 1841,432">
            <text:p/>
          </draw:polygon>
          <draw:path draw:style-name="gr4" draw:text-style-name="P4" draw:layer="layout" svg:width="0.253cm" svg:height="0.422cm" draw:transform="rotate (1.5707963267949) translate (11.8872217898833cm 6.79160703812317cm)" svg:viewBox="0 0 254 423" svg:d="M49 375l68-65c99-88 137-123 137-187 0-73-58-123-135-123-72 0-119 58-119 115 0 36 32 36 34 36 11 0 33-9 33-34 0-16-11-32-35-32-3 0-5 0-7 0 15-42 49-65 87-65 57 0 84 52 84 103 0 52-32 102-66 140l-123 137c-7 7-7 9-7 23h236l18-110h-16c-2 18-8 47-13 56-5 6-47 6-61 6z">
            <text:p/>
          </draw:path>
          <draw:path draw:style-name="gr4" draw:text-style-name="P4" draw:layer="layout" svg:width="0.067cm" svg:height="0.067cm" draw:transform="rotate (1.5707963267949) translate (12.2421284046693cm 6.45508015640274cm)" svg:viewBox="0 0 68 68" svg:d="M68 34c0-18-14-34-34-34-18 0-34 16-34 34 0 20 16 34 34 34 20 0 34-14 34-34z">
            <text:p/>
          </draw:path>
          <draw:path draw:style-name="gr4" draw:text-style-name="P4" draw:layer="layout" svg:width="0.253cm" svg:height="0.437cm" draw:transform="rotate (1.5707963267949) translate (11.8872217898833cm 6.30211339198436cm)" svg:viewBox="0 0 254 438" svg:d="M254 295c0-75-52-138-121-138-30 0-57 9-81 32v-124c13 3 34 9 54 9 79 0 123-60 123-67 0-3-2-7-6-7 0 0-2 0-5 2-13 5-43 18-87 18-25 0-55-4-84-18-6-2-7-2-7-2-8 0-8 5-8 16v188c0 12 0 16 9 16 4 0 6-2 9-6 8-9 31-43 81-43 35 0 51 29 54 40 11 23 13 48 13 81 0 21 0 59-16 86-15 26-38 42-69 42-45 0-82-34-93-72 2 2 3 2 11 2 21 0 32-17 32-31 0-16-11-31-32-31-9 0-31 4-31 33 0 56 43 117 115 117 74 0 139-61 139-143z">
            <text:p/>
          </draw:path>
          <draw:path draw:style-name="gr4" draw:text-style-name="P4" draw:layer="layout" svg:width="0.533cm" svg:height="0.433cm" draw:transform="rotate (1.5707963267949) translate (11.8764124513619cm 5.9961798631476cm)" svg:viewBox="0 0 534 434" svg:d="M130 14c-6-14-8-14-22-14h-108v20h14c51 0 51 7 51 30v318c0 18 0 46-65 46v20c22 0 54-2 74-2 21 0 52 2 75 2v-20c-66 0-66-28-66-46v-343h2l153 395c1 9 5 14 12 14 6 0 9-5 11-12l157-402v366c0 21-2 28-51 28h-14v20c23-2 66-2 92-2 23 0 66 0 89 2v-20h-16c-48 0-48-7-48-28v-336c0-23 0-30 48-30h16v-20h-107c-17 0-17 0-20 13l-141 356z">
            <text:p/>
          </draw:path>
          <draw:path draw:style-name="gr4" draw:text-style-name="P4" draw:layer="layout" svg:width="0.4cm" svg:height="0.448cm" draw:transform="rotate (1.5707963267949) translate (11.862cm 5.41130694037146cm)" svg:viewBox="0 0 401 449" svg:d="M401 346h-14c-4 16-7 31-13 45-1 11-5 16-41 16h-50c7-36 27-67 55-108 31-45 56-90 56-139 0-88-84-160-192-160-110 0-195 72-195 160 0 49 27 94 56 139 29 41 49 72 58 108h-53c-36 0-37-5-41-14-5-15-7-33-11-47h-16l22 103h100c15 0 17 0 17-15 0-43-20-99-35-140-14-36-30-87-30-135 0-101 68-145 128-145 59 0 127 45 127 145 0 48-18 97-36 147-9 27-28 85-28 128 0 15 1 15 16 15h101z">
            <text:p/>
          </draw:path>
        </draw:g>
        <draw:g>
          <draw:line draw:style-name="gr9" draw:text-style-name="P2" draw:layer="layout" svg:x1="16.569cm" svg:y1="6.566cm" svg:x2="16.061cm" svg:y2="6.058cm">
            <text:p/>
          </draw:line>
          <draw:line draw:style-name="gr9" draw:text-style-name="P2" draw:layer="layout" svg:x1="16.061cm" svg:y1="6.058cm" svg:x2="16.569cm" svg:y2="5.55cm">
            <text:p/>
          </draw:line>
          <draw:line draw:style-name="gr9" draw:text-style-name="P2" draw:layer="layout" svg:x1="16.569cm" svg:y1="5.55cm" svg:x2="16.061cm" svg:y2="5.042cm">
            <text:p/>
          </draw:line>
          <draw:line draw:style-name="gr9" draw:text-style-name="P2" draw:layer="layout" svg:x1="16.061cm" svg:y1="5.042cm" svg:x2="16.569cm" svg:y2="4.534cm">
            <text:p/>
          </draw:line>
          <draw:line draw:style-name="gr9" draw:text-style-name="P2" draw:layer="layout" svg:x1="16.569cm" svg:y1="4.534cm" svg:x2="16.061cm" svg:y2="4.026cm">
            <text:p/>
          </draw:line>
          <draw:line draw:style-name="gr9" draw:text-style-name="P2" draw:layer="layout" svg:x1="16.061cm" svg:y1="4.026cm" svg:x2="16.569cm" svg:y2="3.518cm">
            <text:p/>
          </draw:line>
        </draw:g>
        <draw:line draw:style-name="gr5" draw:text-style-name="P2" draw:layer="layout" svg:x1="18.847cm" svg:y1="3.018cm" svg:x2="16.555cm" svg:y2="3.018cm">
          <text:p/>
        </draw:line>
        <draw:line draw:style-name="gr9" draw:text-style-name="P2" draw:layer="layout" svg:x1="18.822cm" svg:y1="3.018cm" svg:x2="18.822cm" svg:y2="3.596cm">
          <text:p/>
        </draw:line>
        <draw:line draw:style-name="gr9" draw:text-style-name="P2" draw:layer="layout" svg:x1="18.822cm" svg:y1="4.083cm" svg:x2="18.822cm" svg:y2="6.439cm">
          <text:p/>
        </draw:line>
        <draw:line draw:style-name="gr9" draw:text-style-name="P2" draw:layer="layout" svg:x1="16.555cm" svg:y1="2.991cm" svg:x2="16.555cm" svg:y2="3.569cm">
          <text:p/>
        </draw:line>
        <draw:line draw:style-name="gr5" draw:text-style-name="P2" draw:layer="layout" svg:x1="18.847cm" svg:y1="6.518cm" svg:x2="16.555cm" svg:y2="6.518cm">
          <text:p/>
        </draw:line>
        <draw:g>
          <draw:line draw:style-name="gr9" draw:text-style-name="P2" draw:layer="layout" svg:x1="17.577cm" svg:y1="11.638cm" svg:x2="17.069cm" svg:y2="11.13cm">
            <text:p/>
          </draw:line>
          <draw:line draw:style-name="gr9" draw:text-style-name="P2" draw:layer="layout" svg:x1="17.069cm" svg:y1="11.13cm" svg:x2="17.577cm" svg:y2="10.622cm">
            <text:p/>
          </draw:line>
          <draw:line draw:style-name="gr9" draw:text-style-name="P2" draw:layer="layout" svg:x1="17.577cm" svg:y1="10.622cm" svg:x2="17.069cm" svg:y2="10.114cm">
            <text:p/>
          </draw:line>
          <draw:line draw:style-name="gr9" draw:text-style-name="P2" draw:layer="layout" svg:x1="17.069cm" svg:y1="10.114cm" svg:x2="17.577cm" svg:y2="9.606cm">
            <text:p/>
          </draw:line>
          <draw:line draw:style-name="gr9" draw:text-style-name="P2" draw:layer="layout" svg:x1="17.577cm" svg:y1="9.606cm" svg:x2="17.069cm" svg:y2="9.098cm">
            <text:p/>
          </draw:line>
          <draw:line draw:style-name="gr9" draw:text-style-name="P2" draw:layer="layout" svg:x1="17.069cm" svg:y1="9.098cm" svg:x2="17.577cm" svg:y2="8.59cm">
            <text:p/>
          </draw:line>
        </draw:g>
        <draw:g>
          <svg:title>TexMaths</svg:title>
          <svg:desc>18§display§$R_{\text{sense}=0.1~\Omega}$§svg§600§TRUE§</svg:desc>
          <draw:polygon draw:style-name="gr3" draw:text-style-name="P3" draw:layer="layout" svg:width="3.205cm" svg:height="0.526cm" draw:transform="rotate (1.5707963267949) translate (16.2817993311037cm 11.634cm)" svg:viewBox="0 0 3206 527" draw:points="1602,527 0,527 0,0 3206,0 3206,527">
            <text:p/>
          </draw:polygon>
          <draw:path draw:style-name="gr4" draw:text-style-name="P4" draw:layer="layout" svg:width="0.442cm" svg:height="0.447cm" draw:transform="rotate (1.5707963267949) translate (16.28cm 11.6123986524424cm)" svg:viewBox="0 0 443 448" svg:d="M121 209v-164c0-14 0-22 12-23 7-2 25-2 38-2 58 0 130 2 130 95 0 43-17 94-110 94zM254 218c61-15 111-54 111-103 0-61-72-115-165-115h-200v20h14c51 0 51 7 51 30v333c0 24 0 31-51 31h-14v20c23-2 68-2 94-2 23 0 68 0 91 2v-20h-14c-50 0-50-7-50-31v-160h72c10 0 37 0 59 22 25 23 25 43 25 84 0 42 0 69 25 92 26 23 62 27 80 27 50 0 61-52 61-70 0-4 0-11-9-11-7 0-7 5-7 11-4 45-26 56-42 56-30 0-36-33-45-92l-9-51c-11-41-41-61-77-73z">
            <text:p/>
          </draw:path>
          <draw:path draw:style-name="gr4" draw:text-style-name="P4" draw:layer="layout" svg:width="0.161cm" svg:height="0.202cm" draw:transform="rotate (1.5707963267949) translate (16.6092775919732cm 11.1497697922515cm)" svg:viewBox="0 0 162 203" svg:d="M149 11c0-7 0-11-5-11-4 0-4 0-9 5-2 0-5 4-9 8-13-11-31-13-47-13-65 0-79 34-79 56 0 14 5 25 16 34 18 16 34 18 63 23 22 4 58 11 58 40 0 18-11 38-54 38s-60-27-67-58c-2-7-2-7-9-7s-7 2-7 11v56c0 7 0 10 5 10 6 0 13-9 22-18 20 18 45 18 56 18 57 0 79-30 79-63 0-16-7-30-20-41-16-14-38-18-52-22-36-5-65-10-65-34 0-14 11-32 54-32 52 0 54 36 56 48 0 6 5 6 7 6 7 0 7-4 7-11z">
            <text:p/>
          </draw:path>
          <draw:path draw:style-name="gr4" draw:text-style-name="P4" draw:layer="layout" svg:width="0.192cm" svg:height="0.202cm" draw:transform="rotate (1.5707963267949) translate (16.6092775919732cm 10.9535575519371cm)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4" draw:text-style-name="P4" draw:layer="layout" svg:width="0.238cm" svg:height="0.197cm" draw:transform="rotate (1.5707963267949) translate (16.6110769230769cm 10.7231431779899cm)" svg:viewBox="0 0 239 198" svg:d="M205 61c0-38-18-61-66-61-36 0-60 20-72 43h-2v-43l-65 5v17c31 0 34 1 34 25v115c0 20-5 20-34 20v16c0 0 32-2 50-2 17 0 49 0 53 2v-16c-29 0-35 0-35-20v-81c0-47 38-68 67-68 31 0 36 25 36 46v103c0 20-5 20-34 20v16c2 0 32-2 50-2s49 0 52 2v-16c-28 0-34 0-34-20z">
            <text:p/>
          </draw:path>
          <draw:path draw:style-name="gr4" draw:text-style-name="P4" draw:layer="layout" svg:width="0.161cm" svg:height="0.202cm" draw:transform="rotate (1.5707963267949) translate (16.6092775919732cm 10.4477259966311cm)" svg:viewBox="0 0 162 203" svg:d="M149 11c0-7 0-11-5-11-4 0-4 0-9 5-2 0-5 4-9 8-13-11-31-13-47-13-65 0-79 34-79 56 0 14 5 25 16 34 18 16 34 18 63 23 22 4 58 11 58 40 0 18-11 38-54 38s-60-27-67-58c-2-7-2-7-9-7s-7 2-7 11v56c0 7 0 10 5 10 6 0 13-9 22-18 20 18 45 18 56 18 57 0 79-30 79-63 0-16-7-30-20-41-16-14-38-18-52-22-36-5-65-10-65-34 0-14 11-32 54-32 52 0 54 36 56 48 0 6 5 6 7 6 7 0 7-4 7-11z">
            <text:p/>
          </draw:path>
          <draw:path draw:style-name="gr4" draw:text-style-name="P4" draw:layer="layout" svg:width="0.192cm" svg:height="0.202cm" draw:transform="rotate (1.5707963267949) translate (16.6092775919732cm 10.2515137563167cm)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4" draw:text-style-name="P4" draw:layer="layout" svg:width="0.327cm" svg:height="0.12cm" draw:transform="rotate (1.5707963267949) translate (16.6362675585284cm 10.0084985962942cm)" svg:viewBox="0 0 328 121" svg:d="M311 22c6 0 17 0 17-11s-11-11-17-11h-295c-5 0-16 0-16 11s11 11 16 11zM311 121c6 0 17 0 17-11s-11-11-17-11h-295c-5 0-16 0-16 11s11 11 16 11z">
            <text:p/>
          </draw:path>
          <draw:path draw:style-name="gr4" draw:text-style-name="P4" draw:layer="layout" svg:width="0.206cm" svg:height="0.303cm" draw:transform="rotate (1.5707963267949) translate (16.5139130434783cm 9.63047501403706cm)" svg:viewBox="0 0 207 304" svg:d="M207 153c0-49-5-83-27-115-13-20-41-38-76-38-104 0-104 122-104 153 0 32 0 151 104 151 103 0 103-119 103-151zM104 291c-21 0-48-10-57-48-6-25-6-63-6-95 0-33 0-67 6-90 9-36 38-45 57-45 24 0 47 14 54 39 8 25 9 58 9 96 0 32 0 66-7 93-9 41-39 50-56 50z">
            <text:p/>
          </draw:path>
          <draw:path draw:style-name="gr4" draw:text-style-name="P4" draw:layer="layout" svg:width="0.051cm" svg:height="0.051cm" draw:transform="rotate (1.5707963267949) translate (16.7568227424749cm 9.35145760808534cm)" svg:viewBox="0 0 52 52" svg:d="M52 27c0-16-12-27-25-27-16 0-27 13-27 27 0 16 14 25 27 25 14 0 25-12 25-25z">
            <text:p/>
          </draw:path>
          <draw:path draw:style-name="gr4" draw:text-style-name="P4" draw:layer="layout" svg:width="0.163cm" svg:height="0.294cm" draw:transform="rotate (1.5707963267949) translate (16.5139130434783cm 9.20384839977541cm)" svg:viewBox="0 0 164 295" svg:d="M101 13c0-13 0-13-13-13-29 29-70 29-88 29v16c11 0 40 0 65-13v227c0 14 0 20-45 20h-16v16c7 0 63-2 79-2 14 0 70 2 81 2v-16h-18c-45 0-45-6-45-20z">
            <text:p/>
          </draw:path>
          <draw:path draw:style-name="gr4" draw:text-style-name="P4" draw:layer="layout" svg:width="0.31cm" svg:height="0.312cm" draw:transform="rotate (1.5707963267949) translate (16.4959197324415cm 8.76462099943852cm)" svg:viewBox="0 0 311 313" svg:d="M311 238h-14c0 1-5 23-9 32-2 7-4 11-31 11h-37c7-24 19-42 45-76 21-29 41-57 41-93 0-62-65-112-149-112-87 0-152 50-152 112 0 37 22 66 53 109 14 17 28 36 34 60h-38c-25 0-27-4-31-8-3-8-9-34-9-35h-14l16 75h79c11 0 13 0 13-9 0-32-16-70-25-92-16-39-29-68-29-102 0-63 50-97 103-97 52 0 102 34 102 97 0 34-14 65-29 99-10 23-27 61-27 93 0 11 2 11 13 11h79z">
            <text:p/>
          </draw:path>
        </draw:g>
        <draw:custom-shape draw:style-name="gr11" draw:text-style-name="P6" draw:layer="layout" svg:width="3.91cm" svg:height="2.286cm" svg:x="2.702cm" svg:y="0.92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966cm" svg:height="3.858cm" svg:x="3.146cm" svg:y="1.516cm">
          <draw:text-box>
            <text:p><text:span text:style-name="T2">C300</text:span></text:p>
          </draw:text-box>
        </draw:frame>
        <draw:line draw:style-name="gr5" draw:text-style-name="P2" draw:layer="layout" svg:x1="10.184cm" svg:y1="1.925cm" svg:x2="17.596cm" svg:y2="1.94cm">
          <text:p/>
        </draw:line>
        <draw:line draw:style-name="gr5" draw:text-style-name="P2" draw:layer="layout" svg:x1="8.56cm" svg:y1="1.981cm" svg:x2="8.56cm" svg:y2="4.226cm">
          <text:p/>
        </draw:line>
        <draw:line draw:style-name="gr7" draw:text-style-name="P2" draw:layer="layout" svg:x1="7.94cm" svg:y1="2.702cm" svg:x2="6.628cm" svg:y2="2.702cm">
          <text:p/>
        </draw:line>
        <draw:line draw:style-name="gr5" draw:text-style-name="P2" draw:layer="layout" svg:x1="17.596cm" svg:y1="1.94cm" svg:x2="17.596cm" svg:y2="3.018cm">
          <text:p/>
        </draw:line>
        <draw:line draw:style-name="gr5" draw:text-style-name="P2" draw:layer="layout" svg:x1="17.577cm" svg:y1="8.59cm" svg:x2="18.944cm" svg:y2="8.59cm">
          <text:p/>
        </draw:line>
        <draw:custom-shape draw:style-name="gr13" draw:text-style-name="P6" draw:layer="layout" svg:width="2.286cm" svg:height="1.778cm" draw:transform="rotate (-1.5707963267949) translate (20.722cm 7.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17.55cm" svg:y1="11.984cm" svg:x2="7.898cm" svg:y2="11.984cm">
          <text:p/>
        </draw:line>
        <draw:line draw:style-name="gr14" draw:text-style-name="P2" draw:layer="layout" svg:x1="17.55cm" svg:y1="11.638cm" svg:x2="17.55cm" svg:y2="11.984cm">
          <text:p/>
        </draw:line>
        <draw:line draw:style-name="gr5" draw:text-style-name="P2" draw:layer="layout" svg:x1="7.898cm" svg:y1="11.984cm" svg:x2="7.94cm" svg:y2="2.702cm">
          <text:p/>
        </draw:line>
        <draw:line draw:style-name="gr10" draw:text-style-name="P2" draw:layer="layout" svg:x1="20.722cm" svg:y1="9.09cm" svg:x2="21.738cm" svg:y2="9.09cm">
          <text:p/>
        </draw:line>
        <draw:frame draw:style-name="gr15" draw:text-style-name="P8" draw:layer="layout" svg:width="1.628cm" svg:height="0.962cm" svg:x="18.84cm" svg:y="8.59cm">
          <draw:text-box>
            <text:p>Kop</text:p>
          </draw:text-box>
        </draw:frame>
        <draw:g>
          <svg:title>TexMaths</svg:title>
          <svg:desc>18§display§V_{op} \propto I_{X}§svg§600§TRUE§</svg:desc>
          <draw:polygon draw:style-name="gr3" draw:text-style-name="P3" draw:layer="layout" svg:width="2.478cm" svg:height="0.613cm" svg:x="20.468cm" svg:y="8.038cm" svg:viewBox="0 0 2479 614" draw:points="1239,614 0,614 0,0 2479,0 2479,614">
            <text:p/>
          </draw:polygon>
          <draw:path draw:style-name="gr4" draw:text-style-name="P4" draw:layer="layout" svg:width="0.453cm" svg:height="0.447cm" svg:x="20.504cm" svg:y="8.036cm" svg:viewBox="0 0 454 448" svg:d="M364 72c30-49 57-50 81-52 7 0 9-11 9-13 0-5-4-7-9-7-17 0-35 2-53 2-21 0-43-2-63-2-3 0-12 0-12 13 0 7 7 7 11 7 18 2 28 7 28 21 0 9-9 24-9 24l-194 310-43-335c0-11 14-20 43-20 9 0 16 0 16-13 0-5-5-7-9-7-25 0-52 2-79 2-11 0-23 0-34 0-13 0-24-2-34-2-6 0-13 0-13 13 0 7 5 7 16 7 36 0 36 5 38 21l50 393c2 13 4 14 13 14 11 0 13-3 18-12z">
            <text:p/>
          </draw:path>
          <draw:path draw:style-name="gr4" draw:text-style-name="P4" draw:layer="layout" svg:width="0.208cm" svg:height="0.201cm" svg:x="20.864cm" svg:y="8.367cm" svg:viewBox="0 0 209 202" svg:d="M209 77c0-48-36-77-81-77-65 0-128 63-128 124 0 44 32 78 81 78 65 0 128-60 128-125zM81 189c-22 0-43-14-43-50 0-18 7-62 25-87 20-29 45-39 65-39 25 0 45 16 45 50 0 9-6 54-25 85-17 27-44 41-67 41z">
            <text:p/>
          </draw:path>
          <draw:path draw:style-name="gr4" draw:text-style-name="P4" draw:layer="layout" svg:width="0.247cm" svg:height="0.282cm" svg:x="21.084cm" svg:y="8.367cm" svg:viewBox="0 0 248 283" svg:d="M34 250c-3 13-3 17-21 17-8 0-13 0-13 10 0 4 4 6 5 6 13 0 27-2 40-2 14 0 32 2 47 2 3 0 9-2 9-9s-7-7-13-7c-9 0-21 0-21-6 0-2 3-12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2-34 43-56 43-32 0-40-34-40-40 0-1 0-5 0-7z">
            <text:p/>
          </draw:path>
          <draw:path draw:style-name="gr4" draw:text-style-name="P4" draw:layer="layout" svg:width="0.422cm" svg:height="0.287cm" svg:x="21.59cm" svg:y="8.189cm" svg:viewBox="0 0 423 288" svg:d="M423 261c-2 0-13 2-14 2-51 0-85-50-107-83-5-11-23-38-30-49 16-34 59-113 135-113 3 0 9 0 16 2 0-16 0-16-2-18-3-2-14-2-20-2-81 0-127 77-142 110-25-40-34-54-57-72-40-34-74-38-90-38-71 0-112 72-112 144s40 144 110 144c81 0 128-77 142-110 25 40 34 54 58 74 39 33 73 36 90 36 7 0 18 0 23-2zM238 157c-15 34-58 113-134 113-61 0-90-68-90-126 0-63 36-117 89-117 50 0 82 49 104 81 7 11 23 38 31 49z">
            <text:p/>
          </draw:path>
          <draw:path draw:style-name="gr4" draw:text-style-name="P4" draw:layer="layout" svg:width="0.294cm" svg:height="0.433cm" svg:x="22.241cm" svg:y="8.036cm" svg:viewBox="0 0 295 434" svg:d="M216 49c5-24 7-29 58-29 16 0 21 0 21-13 0-7-7-7-11-7-18 0-64 2-82 2-20 0-67-2-85-2-5 0-13 0-13 13 0 7 6 7 18 7 26 0 44 0 44 12 0 2 0 4-2 9l-87 344c-5 24-7 29-57 29-15 0-20 0-20 13 0 7 7 7 9 7 20 0 65-2 85-2 18 0 64 2 84 2 6 0 13 0 13-13 0-7-6-7-20-7-11 0-14 0-27-2-13 0-16-3-16-10 0-4 2-9 3-15z">
            <text:p/>
          </draw:path>
          <draw:path draw:style-name="gr4" draw:text-style-name="P4" draw:layer="layout" svg:width="0.391cm" svg:height="0.303cm" svg:x="22.519cm" svg:y="8.261cm" svg:viewBox="0 0 392 304" svg:d="M225 133l43-41c56-56 74-74 114-76 5 0 10 0 10-9 0-5-3-7-5-7-13 0-29 2-41 2-13 0-42-2-53-2-3 0-9 2-9 9 0 2 0 7 8 7 3 0 14 2 14 11 0 7-7 14-11 18-3 4-61 59-77 76l-45-87c0-2-2-5-2-7 0-4 9-11 23-11 4 0 9 0 9-11 0 0 0-5-7-5-9 0-20 2-29 2-10 0-19 0-28 0s-20 0-27 0c-8-2-17-2-24-2-3 0-11 0-11 9 0 7 8 7 15 7 25 0 27 4 32 13l61 124-25 24c-7 9-29 28-36 37-54 54-74 72-113 74-6 0-11 0-11 11 0 2 2 5 5 5 15 0 29-1 42-1 9 0 20 0 27 0 7 1 18 1 25 1 2 0 9 0 9-9 0-7-5-7-7-7-6 0-15-2-15-11 0-7 6-12 17-23l90-88 54 106c1 4 1 5 1 5 0 2-7 9-23 11-4 0-9 0-9 11 0 0 0 5 7 5 9 0 20-1 31-1 9 0 20 0 29 0 7 0 18 0 25 0 7 1 18 1 25 1 2 0 9 0 9-9 0-7-5-7-13-7-27 0-28-5-32-12z">
            <text:p/>
          </draw:path>
        </draw:g>
        <draw:g>
          <svg:title>TexMaths</svg:title>
          <svg:desc>18§display§V_{div} \propto V_{X}§svg§600§FALSE§</svg:desc>
          <draw:polygon draw:style-name="gr16" draw:text-style-name="P9" draw:layer="layout" svg:width="2.769cm" svg:height="0.527cm" svg:x="11.732cm" svg:y="3.442cm" svg:viewBox="0 0 2770 528" draw:points="1384,528 0,528 0,0 2770,0 2770,528">
            <text:p/>
          </draw:polygon>
          <draw:path draw:style-name="gr4" draw:text-style-name="P4" draw:layer="layout" svg:width="0.453cm" svg:height="0.448cm" svg:x="11.768cm" svg:y="3.44cm" svg:viewBox="0 0 454 449" svg:d="M364 72c30-49 57-50 81-52 7 0 9-11 9-13 0-5-4-7-9-7-17 0-35 2-53 2-21 0-43-2-63-2-3 0-12 0-12 13 0 7 7 7 11 7 18 2 28 7 28 21 0 9-9 24-9 24l-194 310-43-335c0-11 14-20 43-20 9 0 16 0 16-13 0-5-5-7-9-7-25 0-52 2-79 2-11 0-23 0-34 0-13 0-24-2-34-2-6 0-13 0-13 13 0 7 5 7 16 7 36 0 36 5 38 21l50 393c2 13 4 15 13 15 11 0 13-4 18-13z">
            <text:p/>
          </draw:path>
          <draw:path draw:style-name="gr4" draw:text-style-name="P4" draw:layer="layout" svg:width="0.228cm" svg:height="0.312cm" svg:x="12.126cm" svg:y="3.66cm" svg:viewBox="0 0 229 313" svg:d="M227 13c2 0 2-6 2-8 0-1-2-5-8-5-7 0-45 4-55 4-4 1-11 1-11 10 0 8 7 8 12 8 22 0 22 1 22 5s-2 7-2 11l-25 101c-11-15-25-26-47-26-57 0-115 62-115 127 0 43 29 73 67 73 25 0 46-12 64-30 8 27 35 30 45 30 17 0 27-9 36-23 9-18 15-43 15-45 0-5-6-5-7-5-6 0-6 1-9 14-6 22-15 47-33 47-12 0-14-9-14-22 0-9 0-12 2-18zM133 254c-3 13-14 22-23 29-4 3-22 18-42 18-16 0-32-11-32-43 0-24 13-72 23-90 20-37 44-42 56-42 31 0 40 33 40 38 0 2 0 5-2 7z">
            <text:p/>
          </draw:path>
          <draw:path draw:style-name="gr4" draw:text-style-name="P4" draw:layer="layout" svg:width="0.136cm" svg:height="0.3cm" svg:x="12.384cm" svg:y="3.674cm" svg:viewBox="0 0 137 301" svg:d="M124 16c0-7-5-16-18-16-12 0-25 11-25 25 0 7 5 16 18 16s25-12 25-25zM32 243c-1 6-3 11-3 20 0 20 18 38 43 38 45 0 65-63 65-69 0-7-7-7-7-7-8 0-8 4-9 9-11 34-31 54-49 54-9 0-11-7-11-16 0-11 4-18 7-29 6-12 9-23 15-36 3-11 20-50 21-56 2-5 4-10 4-14 0-22-18-38-43-38-45 0-65 61-65 69 0 5 5 5 7 5 7 0 7-2 9-7 11-38 31-54 47-54 7 0 13 3 13 16 0 9-4 16-15 43z">
            <text:p/>
          </draw:path>
          <draw:path draw:style-name="gr4" draw:text-style-name="P4" draw:layer="layout" svg:width="0.217cm" svg:height="0.201cm" svg:x="12.562cm" svg:y="3.771cm" svg:viewBox="0 0 218 202" svg:d="M218 36c0-36-22-36-24-36-10 0-23 13-23 23 0 8 4 11 7 15 7 5 16 18 16 36 0 20-28 115-81 115-37 0-37-32-37-39 0-20 9-46 25-87 3-9 7-16 7-23 0-24-20-40-43-40-45 0-65 61-65 68 0 6 5 6 7 6 7 0 7-2 9-7 11-36 29-54 47-54 7 0 11 5 11 16s-4 20-7 30c-20 49-24 69-24 85 0 43 34 58 69 58 73 0 106-130 106-166z">
            <text:p/>
          </draw:path>
          <draw:path draw:style-name="gr4" draw:text-style-name="P4" draw:layer="layout" svg:width="0.422cm" svg:height="0.287cm" svg:x="13.053cm" svg:y="3.593cm" svg:viewBox="0 0 423 288" svg:d="M423 261c-2 0-13 2-14 2-51 0-85-50-107-83-5-11-23-38-30-49 16-34 59-113 135-113 3 0 9 0 16 2 0-16 0-16-2-18-3-2-14-2-20-2-81 0-127 77-142 110-25-40-34-54-57-72-40-34-74-38-90-38-71 0-112 72-112 144s40 144 110 144c81 0 128-77 142-110 25 40 34 54 58 74 39 33 73 36 90 36 7 0 18 0 23-2zM238 157c-15 34-58 113-134 113-61 0-90-68-90-126 0-63 36-117 89-117 50 0 82 49 104 81 7 11 23 38 31 49z">
            <text:p/>
          </draw:path>
          <draw:path draw:style-name="gr4" draw:text-style-name="P4" draw:layer="layout" svg:width="0.453cm" svg:height="0.448cm" svg:x="13.719cm" svg:y="3.44cm" svg:viewBox="0 0 454 449" svg:d="M364 72c30-49 57-50 81-52 7 0 9-11 9-13 0-5-4-7-9-7-17 0-35 2-53 2-21 0-43-2-63-2-3 0-12 0-12 13 0 7 7 7 11 7 18 2 28 7 28 21 0 9-9 24-9 24l-194 310-43-335c0-11 14-20 43-20 9 0 16 0 16-13 0-5-5-7-9-7-25 0-52 2-79 2-11 0-23 0-34 0-13 0-24-2-34-2-6 0-13 0-13 13 0 7 5 7 16 7 36 0 36 5 38 21l50 393c2 13 4 15 13 15 11 0 13-4 18-13z">
            <text:p/>
          </draw:path>
          <draw:path draw:style-name="gr4" draw:text-style-name="P4" draw:layer="layout" svg:width="0.391cm" svg:height="0.303cm" svg:x="14.074cm" svg:y="3.665cm" svg:viewBox="0 0 392 304" svg:d="M225 133l43-41c56-56 74-74 114-76 5 0 10 0 10-9 0-5-3-7-5-7-13 0-29 2-41 2-13 0-42-2-53-2-3 0-9 2-9 9 0 2 0 7 8 7 3 0 14 2 14 11 0 7-7 14-11 18-3 4-61 59-77 76l-45-87c0-2-2-5-2-7 0-4 9-11 23-11 4 0 9 0 9-11 0 0 0-5-7-5-9 0-20 2-29 2s-19 0-28 0-20 0-27 0c-8-2-17-2-24-2-3 0-11 0-11 9 0 7 8 7 15 7 25 0 27 4 32 13l61 124-25 24c-7 9-29 28-36 37-54 54-74 72-113 74-6 0-11 0-11 11 0 2 2 5 5 5 15 0 29-1 42-1 9 0 20 0 27 0 7 1 18 1 25 1 2 0 9 0 9-9 0-7-5-7-7-7-6 0-15-2-15-11 0-7 6-12 17-23l90-88 54 106c1 4 1 5 1 5 0 2-7 9-23 11-4 0-9 0-9 11 0 0 0 5 7 5 9 0 20-1 31-1 9 0 20 0 29 0 7 0 18 0 25 0 7 1 18 1 25 1 2 0 9 0 9-9 0-7-5-7-13-7-27 0-28-5-32-12z">
            <text:p/>
          </draw:path>
        </draw:g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1">
        <draw:custom-shape draw:style-name="gr18" draw:text-style-name="P1" draw:layer="layout" svg:width="3.177cm" svg:height="2.54cm" draw:transform="rotate (-3.14159265358979) translate (7.87cm 4.1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" draw:layer="layout" svg:x1="0.762cm" svg:y1="3.194cm" svg:x2="1.978cm" svg:y2="3.194cm">
          <text:p/>
        </draw:line>
        <draw:line draw:style-name="gr20" draw:text-style-name="P11" draw:layer="layout" svg:x1="6.084cm" svg:y1="2.799cm" svg:x2="6.084cm" svg:y2="1.783cm">
          <text:p/>
        </draw:line>
        <draw:g>
          <svg:title>TexMaths</svg:title>
          <svg:desc>10§display§$C_{\text{s}}$§svg§600§TRUE§</svg:desc>
          <draw:polygon draw:style-name="gr21" draw:text-style-name="P3" draw:layer="layout" svg:width="0.353cm" svg:height="0.303cm" svg:x="5.527cm" svg:y="1.838cm" svg:viewBox="0 0 354 304" draw:points="177,304 0,304 0,0 354,0 354,304">
            <text:p/>
          </draw:polygon>
          <draw:path draw:style-name="gr22" draw:text-style-name="P4" draw:layer="layout" svg:width="0.214cm" svg:height="0.255cm" svg:x="5.547cm" svg:y="1.838cm" svg:viewBox="0 0 215 256" svg:d="M0 128c0 73 57 128 122 128 58 0 93-49 93-90 0-3 0-5-5-5-4 0-4 1-4 5-3 51-41 80-79 80-22 0-91-12-91-118 0-105 69-117 90-117 39 0 71 32 77 83 1 5 1 7 6 7 6 0 6-2 6-9v-83c0-7 0-9-4-9-2 0-3 0-6 4l-17 26c-14-12-31-30-66-30-65 0-122 56-122 128z">
            <text:p/>
          </draw:path>
          <draw:path draw:style-name="gr22" draw:text-style-name="P4" draw:layer="layout" svg:width="0.088cm" svg:height="0.112cm" svg:x="5.792cm" svg:y="2.028cm" svg:viewBox="0 0 89 113" svg:d="M83 6c0-4 0-6-4-6-1 0-1 0-5 3 0 0-3 3-4 3-8-4-17-6-26-6-35 0-44 18-44 31 0 8 3 15 10 19 9 8 18 10 34 12 12 3 32 6 32 23 0 9-6 21-30 21s-33-16-37-32c-1-4-1-4-5-4s-4 1-4 6v30c0 4 0 7 3 7s7-5 12-11c11 11 25 11 31 11 32 0 43-17 43-35 0-9-3-16-10-23-9-9-21-10-29-12-20-3-36-6-36-20 0-7 6-17 30-17 29 0 30 20 30 28 0 2 4 2 4 2 5 0 5-2 5-6z">
            <text:p/>
          </draw:path>
        </draw:g>
        <draw:g>
          <svg:title>TexMaths</svg:title>
          <svg:desc>10§display§$u_{X}$§svg§600§TRUE§</svg:desc>
          <draw:polygon draw:style-name="gr21" draw:text-style-name="P3" draw:layer="layout" svg:width="0.425cm" svg:height="0.208cm" svg:x="0.92cm" svg:y="2.857cm" svg:viewBox="0 0 426 209" draw:points="213,209 0,209 0,0 426,0 426,209">
            <text:p/>
          </draw:polygon>
          <draw:path draw:style-name="gr22" draw:text-style-name="P4" draw:layer="layout" svg:width="0.177cm" svg:height="0.159cm" svg:x="0.931cm" svg:y="2.857cm" svg:viewBox="0 0 178 160" svg:d="M127 128v32l51-4v-11c-25 0-27-2-27-19v-126l-53 4v11c25 0 28 3 28 19v64c0 30-17 54-43 54-29 0-31-16-31-34v-118l-52 4v11c27 0 27 1 27 32v53c0 28 0 60 55 60 19 0 35-9 45-32z">
            <text:p/>
          </draw:path>
          <draw:path draw:style-name="gr22" draw:text-style-name="P4" draw:layer="layout" svg:width="0.218cm" svg:height="0.168cm" svg:x="1.127cm" svg:y="2.897cm" svg:viewBox="0 0 219 169" svg:d="M125 74l24-23c31-31 41-41 63-42 3 0 7 0 7-5 0-3-4-4-4-4-8 0-16 1-24 1-6 0-22-1-28-1-2 0-5 1-5 6 0 0 0 3 4 3 2 0 8 1 8 6 0 3-3 7-6 11-2 1-33 32-42 41l-26-49c0 0-1-2-1-3s5-5 13-6c2 0 6 0 6-6 0 0-1-3-5-3-5 0-11 1-16 1-6 0-11 0-16 0s-11 0-15 0-9-1-13-1c-2 0-6 0-6 6 0 3 3 3 7 3 15 0 16 2 19 7l34 69-13 13c-5 5-17 16-21 21-31 30-41 40-63 41-4 0-6 0-6 6 0 1 1 3 3 3 7 0 16-1 23-1 4 0 11 0 15 0 5 0 10 1 14 1 1 0 5 0 5-5 0-4-2-4-4-4s-8-1-8-6c0-4 3-7 9-13l50-49 30 59c2 2 2 3 2 3 0 1-5 5-14 6-2 0-5 0-5 6 0 0 0 3 4 3 5 0 11-1 17-1 5 0 10 0 16 0 4 0 10 0 14 0s10 1 14 1c1 0 5 0 5-6 0-3-3-3-7-3-15 0-16-2-18-7z">
            <text:p/>
          </draw:path>
        </draw:g>
        <draw:frame draw:style-name="gr23" draw:text-style-name="P13" draw:layer="layout" svg:width="1.524cm" svg:height="0.607cm" svg:x="5.506cm" svg:y="2.858cm">
          <draw:text-box>
            <text:p text:style-name="P12"><text:span text:style-name="T3">piezo</text:span></text:p>
          </draw:text-box>
        </draw:frame>
        <draw:g>
          <draw:line draw:style-name="gr20" draw:text-style-name="P11" draw:layer="layout" svg:x1="9.679cm" svg:y1="6.896cm" svg:x2="9.386cm" svg:y2="6.603cm">
            <text:p/>
          </draw:line>
          <draw:line draw:style-name="gr20" draw:text-style-name="P11" draw:layer="layout" svg:x1="9.386cm" svg:y1="6.603cm" svg:x2="9.679cm" svg:y2="6.31cm">
            <text:p/>
          </draw:line>
          <draw:line draw:style-name="gr20" draw:text-style-name="P11" draw:layer="layout" svg:x1="9.679cm" svg:y1="6.31cm" svg:x2="9.386cm" svg:y2="6.017cm">
            <text:p/>
          </draw:line>
          <draw:line draw:style-name="gr20" draw:text-style-name="P11" draw:layer="layout" svg:x1="9.386cm" svg:y1="6.016cm" svg:x2="9.679cm" svg:y2="5.723cm">
            <text:p/>
          </draw:line>
          <draw:line draw:style-name="gr20" draw:text-style-name="P11" draw:layer="layout" svg:x1="9.679cm" svg:y1="5.723cm" svg:x2="9.386cm" svg:y2="5.43cm">
            <text:p/>
          </draw:line>
          <draw:line draw:style-name="gr20" draw:text-style-name="P11" draw:layer="layout" svg:x1="9.386cm" svg:y1="5.43cm" svg:x2="9.679cm" svg:y2="5.137cm">
            <text:p/>
          </draw:line>
        </draw:g>
        <draw:line draw:style-name="gr24" draw:text-style-name="P11" draw:layer="layout" svg:x1="5.038cm" svg:y1="2.324cm" svg:x2="5.038cm" svg:y2="3.491cm">
          <text:p/>
        </draw:line>
        <draw:line draw:style-name="gr20" draw:text-style-name="P11" draw:layer="layout" svg:x1="5.006cm" svg:y1="2.324cm" svg:x2="6.084cm" svg:y2="2.324cm">
          <text:p/>
        </draw:line>
        <draw:line draw:style-name="gr20" draw:text-style-name="P11" draw:layer="layout" svg:x1="6.584cm" svg:y1="2.348cm" svg:x2="7.606cm" svg:y2="2.348cm">
          <text:p/>
        </draw:line>
        <draw:line draw:style-name="gr20" draw:text-style-name="P11" draw:layer="layout" svg:x1="5.038cm" svg:y1="3.491cm" svg:x2="5.408cm" svg:y2="3.491cm">
          <text:p/>
        </draw:line>
        <draw:line draw:style-name="gr24" draw:text-style-name="P11" draw:layer="layout" svg:x1="7.606cm" svg:y1="2.348cm" svg:x2="7.606cm" svg:y2="3.489cm">
          <text:p/>
        </draw:line>
        <draw:g>
          <svg:title>TexMaths</svg:title>
          <svg:desc>10§display§$R_{\text{sense}=0.1~\Omega}$§svg§600§TRUE§</svg:desc>
          <draw:polygon draw:style-name="gr21" draw:text-style-name="P3" draw:layer="layout" svg:width="1.769cm" svg:height="0.297cm" draw:transform="rotate (1.5707963267949) translate (8.592cm 5.326cm)" svg:viewBox="0 0 1770 298" draw:points="885,298 0,298 0,0 1770,0 1770,298">
            <text:p/>
          </draw:polygon>
          <draw:path draw:style-name="gr22" draw:text-style-name="P4" draw:layer="layout" svg:width="0.245cm" svg:height="0.247cm" draw:transform="rotate (1.5707963267949) translate (8.592cm 5.31400271125169cm)" svg:viewBox="0 0 246 248" svg:d="M66 116v-91c0-8 0-12 8-13 4-1 14-1 21-1 32 0 71 1 71 52 0 25-8 53-60 53zM141 121c34-8 61-30 61-58 0-33-40-63-92-63h-110v11h9c27 0 27 4 27 16v186c0 13 0 16-27 16h-9v11c13 0 38 0 51 0 15 0 39 0 52 0v-11h-9c-27 0-28-3-28-16v-89h41c6 0 21 0 33 12 14 13 14 24 14 47s0 37 14 50 34 15 44 15c28 0 34-28 34-39 0-1 0-5-5-5-3 0-3 3-4 5-2 25-15 31-23 31-17 0-20-17-25-50l-5-29c-6-22-23-33-43-40z">
            <text:p/>
          </draw:path>
          <draw:path draw:style-name="gr22" draw:text-style-name="P4" draw:layer="layout" svg:width="0.089cm" svg:height="0.112cm" draw:transform="rotate (1.5707963267949) translate (8.77495442359249cm 5.05646091278807cm)" svg:viewBox="0 0 90 113" svg:d="M83 6c0-4 0-6-4-6-1 0-1 0-5 3 0 0-3 3-4 3-8-4-17-6-26-6-35 0-44 18-44 31 0 8 3 15 10 19 9 8 18 10 34 12 12 3 32 6 32 23 0 9-6 21-30 21s-33-16-37-32c-1-4-1-4-5-4s-4 1-4 6v30c0 4 0 7 3 7s7-5 12-11c11 11 25 11 31 11 32 0 44-17 44-35 0-9-4-16-11-23-9-9-21-10-29-12-20-3-36-6-36-20 0-7 6-17 30-17 29 0 30 20 30 28 0 2 4 2 4 2 5 0 5-2 5-6z">
            <text:p/>
          </draw:path>
          <draw:path draw:style-name="gr22" draw:text-style-name="P4" draw:layer="layout" svg:width="0.105cm" svg:height="0.112cm" draw:transform="rotate (1.5707963267949) translate (8.77495442359249cm 4.94608585630366cm)" svg:viewBox="0 0 106 113" svg:d="M99 54c6 0 7 0 7-5 0-23-12-49-48-49-33 0-58 26-58 56 0 32 27 57 61 57 33 0 45-27 45-32 0-1 0-4-4-4-3 0-4 1-4 4-8 20-27 24-36 24-12 0-23-5-30-15-9-12-10-26-10-36zM23 47c3-34 25-40 35-40 30 0 31 35 31 40z">
            <text:p/>
          </draw:path>
          <draw:path draw:style-name="gr22" draw:text-style-name="P4" draw:layer="layout" svg:width="0.132cm" svg:height="0.108cm" draw:transform="rotate (1.5707963267949) translate (8.77575335120643cm 4.81811477632174cm)" svg:viewBox="0 0 133 109" svg:d="M114 34c0-21-11-34-37-34-20 0-34 11-40 24h-1v-24l-36 2v10c17 0 18 2 18 14v63c0 11-2 11-18 11v9c1 0 18-1 28-1s26 1 29 1v-9c-16 0-19 0-19-11v-44c0-26 20-38 37-38s19 14 19 27v55c0 11-2 11-18 11v9c1 0 18-1 28-1s26 1 29 1v-9c-16 0-19 0-19-11z">
            <text:p/>
          </draw:path>
          <draw:path draw:style-name="gr22" draw:text-style-name="P4" draw:layer="layout" svg:width="0.089cm" svg:height="0.112cm" draw:transform="rotate (1.5707963267949) translate (8.77495442359249cm 4.66454948034342cm)" svg:viewBox="0 0 90 113" svg:d="M83 6c0-4 0-6-4-6-1 0-1 0-5 3 0 0-3 3-4 3-8-4-17-6-26-6-35 0-44 18-44 31 0 8 3 15 10 19 9 8 18 10 34 12 12 3 32 6 32 23 0 9-6 21-30 21s-33-16-37-32c-1-4-1-4-5-4s-4 1-4 6v30c0 4 0 7 3 7s7-5 12-11c11 11 25 11 31 11 32 0 44-17 44-35 0-9-4-16-11-23-9-9-21-10-29-12-20-3-36-6-36-20 0-7 6-17 30-17 29 0 30 20 30 28 0 2 4 2 4 2 5 0 5-2 5-6z">
            <text:p/>
          </draw:path>
          <draw:path draw:style-name="gr22" draw:text-style-name="P4" draw:layer="layout" svg:width="0.105cm" svg:height="0.112cm" draw:transform="rotate (1.5707963267949) translate (8.77495442359249cm 4.5549742431089cm)" svg:viewBox="0 0 106 113" svg:d="M99 54c6 0 7 0 7-5 0-23-12-49-48-49-33 0-58 26-58 56 0 32 27 57 61 57 33 0 45-27 45-32 0-1 0-4-4-4-3 0-4 1-4 4-8 20-27 24-36 24-12 0-23-5-30-15-9-12-10-26-10-36zM23 47c3-34 25-40 35-40 30 0 31 35 31 40z">
            <text:p/>
          </draw:path>
          <draw:path draw:style-name="gr22" draw:text-style-name="P4" draw:layer="layout" svg:width="0.181cm" svg:height="0.066cm" draw:transform="rotate (1.5707963267949) translate (8.79013404825737cm 4.42220424762766cm)" svg:viewBox="0 0 182 67" svg:d="M173 12c3 0 9 0 9-6s-6-6-9-6h-164c-3 0-9 0-9 6s6 6 10 6zM173 67c3 0 9 0 9-6 0-7-6-7-9-7h-163c-4 0-10 0-10 7 0 6 6 6 9 6z">
            <text:p/>
          </draw:path>
          <draw:path draw:style-name="gr22" draw:text-style-name="P4" draw:layer="layout" svg:width="0.114cm" svg:height="0.168cm" draw:transform="rotate (1.5707963267949) translate (8.72142627345844cm 4.21105196565748cm)" svg:viewBox="0 0 115 169" svg:d="M115 85c0-27-3-47-15-63-7-12-22-22-42-22-58 0-58 67-58 85s0 84 58 84c57 0 57-66 57-84zM58 162c-12 0-27-7-32-27-4-14-4-35-4-53s0-36 4-50c5-20 21-25 32-25 13 0 26 8 30 23 4 12 5 31 5 52 0 18 0 36-4 52-5 23-22 28-31 28z">
            <text:p/>
          </draw:path>
          <draw:path draw:style-name="gr22" draw:text-style-name="P4" draw:layer="layout" svg:width="0.028cm" svg:height="0.028cm" draw:transform="rotate (1.5707963267949) translate (8.85644504021448cm 4.05668685042928cm)" svg:viewBox="0 0 29 29" svg:d="M29 14c0-8-7-14-15-14s-14 7-14 14c0 9 7 15 14 15 8 0 15-7 15-15z">
            <text:p/>
          </draw:path>
          <draw:path draw:style-name="gr22" draw:text-style-name="P4" draw:layer="layout" svg:width="0.089cm" svg:height="0.163cm" draw:transform="rotate (1.5707963267949) translate (8.72142627345844cm 3.97350564844103cm)" svg:viewBox="0 0 90 164" svg:d="M56 7c0-7 0-7-7-7-16 15-39 16-49 16v9c6 0 22 0 36-7v126c0 8 0 11-25 11h-9v9c4 0 35-1 44-1 8 0 39 1 44 1v-9h-9c-25 0-25-3-25-11z">
            <text:p/>
          </draw:path>
          <draw:path draw:style-name="gr22" draw:text-style-name="P4" draw:layer="layout" svg:width="0.172cm" svg:height="0.172cm" draw:transform="rotate (1.5707963267949) translate (8.71183914209115cm 3.72956077722549cm)" svg:viewBox="0 0 173 173" svg:d="M173 132h-8c-1 1-3 13-5 18-2 4-2 6-18 6h-20c4-14 11-23 25-42 12-17 23-33 23-52 0-34-36-62-84-62-47 0-83 28-83 62 0 21 12 37 29 60 7 10 15 21 19 34h-21c-15 0-16-2-16-5-3-4-5-18-5-19h-9l9 41h45c4 0 6 0 6-5 0-18-9-39-14-51-9-21-16-38-16-55 0-36 28-55 56-55 30 0 57 19 57 55 0 18-7 35-16 54-5 13-14 34-14 52 0 5 1 5 7 5h44z">
            <text:p/>
          </draw:path>
        </draw:g>
        <draw:custom-shape draw:style-name="gr25" draw:text-style-name="P6" draw:layer="layout" svg:width="1.77cm" svg:height="0.924cm" svg:x="1.978cm" svg:y="2.678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2.966cm" svg:height="0.762cm" svg:x="2.032cm" svg:y="2.84cm">
          <draw:text-box>
            <text:p text:style-name="P12"><text:span text:style-name="T3">C300</text:span></text:p>
          </draw:text-box>
        </draw:frame>
        <draw:line draw:style-name="gr24" draw:text-style-name="P2" draw:layer="layout" svg:x1="7.589cm" svg:y1="2.864cm" svg:x2="9.956cm" svg:y2="2.864cm">
          <text:p/>
        </draw:line>
        <draw:custom-shape draw:style-name="gr27" draw:text-style-name="P6" draw:layer="layout" svg:width="1.786cm" svg:height="1.389cm" draw:transform="rotate (-1.5707963267949) translate (11.334cm 2.3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2" draw:layer="layout" svg:x1="11.334cm" svg:y1="3.295cm" svg:x2="12.35cm" svg:y2="3.295cm">
          <text:p/>
        </draw:line>
        <draw:g>
          <svg:title>TexMaths</svg:title>
          <svg:desc>9§display§V_{op} \propto I_{X}§svg§600§TRUE§</svg:desc>
          <draw:polygon draw:style-name="gr21" draw:text-style-name="P3" draw:layer="layout" svg:width="1.223cm" svg:height="0.307cm" svg:x="11.21cm" svg:y="2.718cm" svg:viewBox="0 0 1224 308" draw:points="612,308 0,308 0,0 1224,0 1224,308">
            <text:p/>
          </draw:polygon>
          <draw:path draw:style-name="gr22" draw:text-style-name="P4" draw:layer="layout" svg:width="0.225cm" svg:height="0.223cm" svg:x="11.228cm" svg:y="2.718cm" svg:viewBox="0 0 226 224" svg:d="M181 36c16-24 29-25 41-26 4-1 4-6 4-6 0-3-1-4-4-4-8 0-18 1-26 1-10 0-21-1-31-1-2 0-7 0-7 6 0 3 3 4 5 4 9 1 16 4 16 10 0 5-5 12-5 12l-98 156-21-169c0-5 7-9 21-9 5 0 8 0 8-6 0-3-2-4-4-4-13 0-27 1-40 1-5 0-11 0-17 0s-11-1-17-1c-2 0-6 0-6 6 0 4 3 4 8 4 18 0 18 3 19 11l25 196c1 6 2 7 6 7 5 0 7-1 9-5z">
            <text:p/>
          </draw:path>
          <draw:path draw:style-name="gr22" draw:text-style-name="P4" draw:layer="layout" svg:width="0.103cm" svg:height="0.1cm" svg:x="11.408cm" svg:y="2.884cm" svg:viewBox="0 0 104 101" svg:d="M104 39c0-25-18-39-40-39-33 0-64 31-64 61 0 23 17 40 40 40 33 0 64-30 64-62zM41 94c-11 0-22-7-22-24 0-9 4-31 13-44 9-14 22-20 32-20 12 0 22 8 22 25 0 5-2 27-13 43-7 13-21 20-32 20z">
            <text:p/>
          </draw:path>
          <draw:path draw:style-name="gr22" draw:text-style-name="P4" draw:layer="layout" svg:width="0.124cm" svg:height="0.14cm" svg:x="11.519cm" svg:y="2.884cm" svg:viewBox="0 0 125 141" svg:d="M17 126c-2 6-2 7-11 7-3 0-6 0-6 5 0 3 2 3 3 3 6 0 14 0 19 0 8 0 16 0 23 0 3 0 5 0 5-5 0-3-3-3-5-3-5 0-12 0-12-2 0-1 2-7 3-11 3-11 6-23 8-33 3 5 10 13 23 13 27 0 58-29 58-62 0-27-18-38-34-38-14 0-25 9-32 16-4-13-16-16-23-16-9 0-14 6-17 12-5 7-8 20-8 22 0 3 3 3 3 3 3 0 4-1 5-7 4-13 8-24 16-24 7 0 8 5 8 11 0 2-1 5-1 7zM59 27c13-18 24-21 31-21 9 0 17 7 17 22 0 9-5 32-12 45-6 11-17 21-28 21-16 0-19-17-19-19 0-1 0-3 0-4z">
            <text:p/>
          </draw:path>
          <draw:path draw:style-name="gr22" draw:text-style-name="P4" draw:layer="layout" svg:width="0.211cm" svg:height="0.143cm" svg:x="11.771cm" svg:y="2.794cm" svg:viewBox="0 0 212 144" svg:d="M212 131c-2 0-7 0-8 0-25 0-42-25-53-41-3-6-11-19-15-24 8-17 29-57 67-57 2 0 5 0 9 1 0-8-1-9-2-9-2-1-6-1-9-1-40 0-64 39-72 55-12-20-17-27-29-36-19-18-37-19-45-19-35 0-55 35-55 72 0 36 19 72 55 72 40 0 63-39 71-55 13 20 17 27 29 37 19 17 37 18 44 18 5 0 10 0 13-1zM119 79c-7 16-29 56-66 56-31 0-46-34-46-63 0-31 17-59 44-59 25 0 42 25 53 42 3 5 11 18 15 24z">
            <text:p/>
          </draw:path>
          <draw:path draw:style-name="gr22" draw:text-style-name="P4" draw:layer="layout" svg:width="0.146cm" svg:height="0.216cm" svg:x="12.098cm" svg:y="2.718cm" svg:viewBox="0 0 147 217" svg:d="M108 25c3-12 4-15 29-15 8 0 10 0 10-6 0-4-3-4-4-4-10 0-34 1-42 1-10 0-33-1-43-1-2 0-6 0-6 6 0 4 3 4 8 4 14 0 23 0 23 6 0 1 0 2-1 5l-43 172c-3 11-4 14-29 14-7 0-10 0-10 7 0 3 4 3 5 3 9 0 32-1 41-1 10 0 33 1 43 1 2 0 6 0 6-6 0-4-2-4-9-4-6 0-8 0-14 0-6-1-8-2-8-6 0-3 1-5 2-7z">
            <text:p/>
          </draw:path>
          <draw:path draw:style-name="gr22" draw:text-style-name="P4" draw:layer="layout" svg:width="0.196cm" svg:height="0.151cm" svg:x="12.237cm" svg:y="2.831cm" svg:viewBox="0 0 197 152" svg:d="M112 67l22-21c28-28 37-37 57-38 3 0 6 0 6-4 0-3-3-4-4-4-7 0-14 1-21 1-6 0-20-1-26-1-1 0-4 1-4 5 0 0 0 3 3 3s8 1 8 6c0 3-3 6-5 9-3 2-31 29-39 38l-23-44c0-1 0-3 0-3 0-2 4-5 11-6 2 0 5 0 5-5 0 0 0-3-4-3s-10 1-14 1c-6 0-11 0-15 0s-9 0-14 0c-3 0-7-1-11-1-2 0-5 0-5 5 0 3 3 3 6 3 13 0 15 2 17 6l31 62-12 13c-5 4-15 13-19 18-27 27-37 37-56 37-4 0-6 0-6 5 0 1 1 3 3 3 6 0 14-1 21-1 3 0 9 0 13 0s9 1 13 1c0 0 4 0 4-4s-2-4-4-4-7 0-7-6c0-3 3-6 8-11l45-44 27 53c2 2 2 2 2 2 0 2-5 6-13 6-1 0-4 0-4 5 0 0 0 3 4 3s10-1 15-1c4 0 9 0 14 0 4 0 9 0 13 0s9 1 12 1c1 0 5 0 5-5 0-3-3-3-7-3-13 0-14-2-16-6z">
            <text:p/>
          </draw:path>
        </draw:g>
        <draw:line draw:style-name="gr24" draw:text-style-name="P2" draw:layer="layout" svg:x1="3.718cm" svg:y1="2.878cm" svg:x2="5.038cm" svg:y2="2.878cm">
          <text:p/>
        </draw:line>
        <draw:g>
          <svg:title>TexMaths</svg:title>
          <svg:desc>10§display§$+$§svg§600§TRUE§</svg:desc>
          <draw:polygon draw:style-name="gr21" draw:text-style-name="P3" draw:layer="layout" svg:width="0.233cm" svg:height="0.234cm" svg:x="10.002cm" svg:y="2.805cm" svg:viewBox="0 0 234 235" draw:points="117,235 0,235 0,0 234,0 234,235">
            <text:p/>
          </draw:polygon>
          <draw:path draw:style-name="gr22" draw:text-style-name="P4" draw:layer="layout" svg:width="0.215cm" svg:height="0.234cm" svg:x="10.02cm" svg:y="2.805cm" svg:viewBox="0 0 216 235" svg:d="M115 125h90c5 0 11 0 11-7 0-8-6-8-11-8h-90v-98c0-6 0-12-7-12-6 0-6 6-6 12v98h-91c-5 0-11 0-11 8 0 7 6 7 11 7h91v98c0 5 0 12 6 12 7 0 7-7 7-12z">
            <text:p/>
          </draw:path>
        </draw:g>
        <draw:g>
          <draw:line draw:style-name="gr20" draw:text-style-name="P11" draw:layer="layout" svg:x1="9.902cm" svg:y1="5.03cm" svg:x2="10.195cm" svg:y2="4.737cm">
            <text:p/>
          </draw:line>
          <draw:line draw:style-name="gr20" draw:text-style-name="P11" draw:layer="layout" svg:x1="10.195cm" svg:y1="4.737cm" svg:x2="10.488cm" svg:y2="5.03cm">
            <text:p/>
          </draw:line>
          <draw:line draw:style-name="gr20" draw:text-style-name="P11" draw:layer="layout" svg:x1="10.488cm" svg:y1="5.03cm" svg:x2="10.781cm" svg:y2="4.737cm">
            <text:p/>
          </draw:line>
          <draw:line draw:style-name="gr20" draw:text-style-name="P11" draw:layer="layout" svg:x1="10.782cm" svg:y1="4.737cm" svg:x2="11.075cm" svg:y2="5.03cm">
            <text:p/>
          </draw:line>
          <draw:line draw:style-name="gr20" draw:text-style-name="P11" draw:layer="layout" svg:x1="11.075cm" svg:y1="5.03cm" svg:x2="11.368cm" svg:y2="4.737cm">
            <text:p/>
          </draw:line>
          <draw:line draw:style-name="gr20" draw:text-style-name="P11" draw:layer="layout" svg:x1="11.368cm" svg:y1="4.737cm" svg:x2="11.661cm" svg:y2="5.03cm">
            <text:p/>
          </draw:line>
        </draw:g>
        <draw:g>
          <svg:title>TexMaths</svg:title>
          <svg:desc>10§display§$-$§svg§600§TRUE§</svg:desc>
          <draw:polygon draw:style-name="gr21" draw:text-style-name="P3" draw:layer="layout" svg:width="0.097cm" svg:height="0.086cm" svg:x="10.004cm" svg:y="3.807cm" svg:viewBox="0 0 98 87" draw:points="49,87 0,87 0,0 98,0 98,87">
            <text:p/>
          </draw:polygon>
          <draw:polygon draw:style-name="gr22" draw:text-style-name="P4" draw:layer="layout" svg:width="0.093cm" svg:height="0.021cm" svg:x="10.008cm" svg:y="3.807cm" svg:viewBox="0 0 94 22" draw:points="94,22 94,0 0,0 0,22">
            <text:p/>
          </draw:polygon>
        </draw:g>
        <draw:line draw:style-name="gr20" draw:text-style-name="P2" draw:layer="layout" svg:x1="9.679cm" svg:y1="5.137cm" svg:x2="9.679cm" svg:y2="3.875cm">
          <text:p/>
        </draw:line>
        <draw:line draw:style-name="gr20" draw:text-style-name="P2" draw:layer="layout" svg:x1="9.956cm" svg:y1="3.875cm" svg:x2="9.679cm" svg:y2="3.875cm">
          <text:p/>
        </draw:line>
        <draw:line draw:style-name="gr20" draw:text-style-name="P2" draw:layer="layout" svg:x1="9.902cm" svg:y1="5.03cm" svg:x2="9.679cm" svg:y2="5.03cm">
          <text:p/>
        </draw:line>
        <draw:line draw:style-name="gr20" draw:text-style-name="P2" draw:layer="layout" svg:x1="11.661cm" svg:y1="4.992cm" svg:x2="11.661cm" svg:y2="3.302cm">
          <text:p/>
        </draw:line>
        <draw:g>
          <draw:line draw:style-name="gr20" draw:text-style-name="P11" draw:layer="layout" svg:x1="8.464cm" svg:y1="5.323cm" svg:x2="8.171cm" svg:y2="5.03cm">
            <text:p/>
          </draw:line>
          <draw:line draw:style-name="gr20" draw:text-style-name="P11" draw:layer="layout" svg:x1="8.171cm" svg:y1="5.03cm" svg:x2="8.464cm" svg:y2="4.737cm">
            <text:p/>
          </draw:line>
          <draw:line draw:style-name="gr20" draw:text-style-name="P11" draw:layer="layout" svg:x1="8.464cm" svg:y1="4.737cm" svg:x2="8.171cm" svg:y2="4.444cm">
            <text:p/>
          </draw:line>
          <draw:line draw:style-name="gr20" draw:text-style-name="P11" draw:layer="layout" svg:x1="8.171cm" svg:y1="4.443cm" svg:x2="8.464cm" svg:y2="4.15cm">
            <text:p/>
          </draw:line>
          <draw:line draw:style-name="gr20" draw:text-style-name="P11" draw:layer="layout" svg:x1="8.464cm" svg:y1="4.15cm" svg:x2="8.171cm" svg:y2="3.857cm">
            <text:p/>
          </draw:line>
          <draw:line draw:style-name="gr20" draw:text-style-name="P11" draw:layer="layout" svg:x1="8.171cm" svg:y1="3.857cm" svg:x2="8.464cm" svg:y2="3.564cm">
            <text:p/>
          </draw:line>
        </draw:g>
        <draw:line draw:style-name="gr20" draw:text-style-name="P2" draw:layer="layout" svg:x1="8.464cm" svg:y1="5.323cm" svg:x2="8.464cm" svg:y2="7.087cm">
          <text:p/>
        </draw:line>
        <draw:line draw:style-name="gr20" draw:text-style-name="P2" draw:layer="layout" svg:x1="8.09cm" svg:y1="7.087cm" svg:x2="8.852cm" svg:y2="7.087cm">
          <text:p/>
        </draw:line>
        <draw:line draw:style-name="gr20" draw:text-style-name="P2" draw:layer="layout" svg:x1="8.217cm" svg:y1="7.214cm" svg:x2="8.725cm" svg:y2="7.214cm">
          <text:p/>
        </draw:line>
        <draw:line draw:style-name="gr20" draw:text-style-name="P2" draw:layer="layout" svg:x1="8.344cm" svg:y1="7.341cm" svg:x2="8.598cm" svg:y2="7.341cm">
          <text:p/>
        </draw:line>
        <draw:line draw:style-name="gr20" draw:text-style-name="P2" draw:layer="layout" svg:x1="9.679cm" svg:y1="6.896cm" svg:x2="9.679cm" svg:y2="7.061cm">
          <text:p/>
        </draw:line>
        <draw:line draw:style-name="gr20" draw:text-style-name="P2" draw:layer="layout" svg:x1="9.306cm" svg:y1="7.061cm" svg:x2="10.068cm" svg:y2="7.061cm">
          <text:p/>
        </draw:line>
        <draw:line draw:style-name="gr20" draw:text-style-name="P2" draw:layer="layout" svg:x1="9.433cm" svg:y1="7.188cm" svg:x2="9.941cm" svg:y2="7.188cm">
          <text:p/>
        </draw:line>
        <draw:line draw:style-name="gr20" draw:text-style-name="P2" draw:layer="layout" svg:x1="9.56cm" svg:y1="7.315cm" svg:x2="9.814cm" svg:y2="7.315cm">
          <text:p/>
        </draw:line>
        <draw:line draw:style-name="gr20" draw:text-style-name="P2" draw:layer="layout" svg:x1="4.156cm" svg:y1="5.126cm" svg:x2="4.918cm" svg:y2="5.126cm">
          <text:p/>
        </draw:line>
        <draw:line draw:style-name="gr20" draw:text-style-name="P2" draw:layer="layout" svg:x1="4.283cm" svg:y1="5.253cm" svg:x2="4.791cm" svg:y2="5.253cm">
          <text:p/>
        </draw:line>
        <draw:line draw:style-name="gr20" draw:text-style-name="P2" draw:layer="layout" svg:x1="4.41cm" svg:y1="5.38cm" svg:x2="4.664cm" svg:y2="5.38cm">
          <text:p/>
        </draw:line>
        <draw:line draw:style-name="gr20" draw:text-style-name="P2" draw:layer="layout" svg:x1="3.748cm" svg:y1="3.348cm" svg:x2="4.51cm" svg:y2="3.348cm">
          <text:p/>
        </draw:line>
        <draw:line draw:style-name="gr20" draw:text-style-name="P2" draw:layer="layout" svg:x1="4.51cm" svg:y1="5.126cm" svg:x2="4.51cm" svg:y2="3.348cm">
          <text:p/>
        </draw:line>
        <draw:g>
          <draw:line draw:style-name="gr20" draw:text-style-name="P11" draw:layer="layout" svg:x1="7.16cm" svg:y1="3.489cm" svg:x2="6.867cm" svg:y2="3.782cm">
            <text:p/>
          </draw:line>
          <draw:line draw:style-name="gr20" draw:text-style-name="P11" draw:layer="layout" svg:x1="6.867cm" svg:y1="3.782cm" svg:x2="6.574cm" svg:y2="3.489cm">
            <text:p/>
          </draw:line>
          <draw:line draw:style-name="gr20" draw:text-style-name="P11" draw:layer="layout" svg:x1="6.574cm" svg:y1="3.489cm" svg:x2="6.281cm" svg:y2="3.782cm">
            <text:p/>
          </draw:line>
          <draw:line draw:style-name="gr20" draw:text-style-name="P11" draw:layer="layout" svg:x1="6.28cm" svg:y1="3.782cm" svg:x2="5.987cm" svg:y2="3.489cm">
            <text:p/>
          </draw:line>
          <draw:line draw:style-name="gr20" draw:text-style-name="P11" draw:layer="layout" svg:x1="5.987cm" svg:y1="3.489cm" svg:x2="5.694cm" svg:y2="3.782cm">
            <text:p/>
          </draw:line>
          <draw:line draw:style-name="gr20" draw:text-style-name="P11" draw:layer="layout" svg:x1="5.694cm" svg:y1="3.782cm" svg:x2="5.401cm" svg:y2="3.489cm">
            <text:p/>
          </draw:line>
        </draw:g>
        <draw:line draw:style-name="gr20" draw:text-style-name="P11" draw:layer="layout" svg:x1="6.584cm" svg:y1="2.799cm" svg:x2="6.584cm" svg:y2="1.783cm">
          <text:p/>
        </draw:line>
        <draw:line draw:style-name="gr20" draw:text-style-name="P2" draw:layer="layout" svg:x1="7.16cm" svg:y1="3.489cm" svg:x2="7.606cm" svg:y2="3.489cm">
          <text:p/>
        </draw:line>
        <draw:line draw:style-name="gr20" draw:text-style-name="P2" draw:layer="layout" svg:x1="8.464cm" svg:y1="3.564cm" svg:x2="8.464cm" svg:y2="2.864cm">
          <text:p/>
        </draw:line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1T07:45:57.061633389</meta:creation-date>
    <dc:date>2018-07-31T08:42:25.702347489</dc:date>
    <meta:editing-duration>PT11M9S</meta:editing-duration>
    <meta:editing-cycles>3</meta:editing-cycles>
    <meta:generator>LibreOffice/5.2.7.2$Linux_X86_64 LibreOffice_project/20m0$Build-2</meta:generator>
    <meta:document-statistic meta:object-count="240"/>
  </office:meta>
</office:document-meta>
</file>